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ILA_BOA_VISTA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83 USF VILA BOA VIST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BOA VISTA III, 00024008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6M0S" table:style-name="ce3">
            <text:p>16:3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FLAVIA DE ALCANTARA CAÇULA</text:p>
          </table:table-cell>
          <table:table-cell office:value-type="date" office:date-value="2002-02-02T00:00:00" table:style-name="ce2">
            <text:p>02/02/2002</text:p>
          </table:table-cell>
          <table:table-cell office:value-type="string" table:style-name="ce1">
            <text:p>23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3.052.484-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3) 99846-89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dê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PTO 305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4-10-23T00:00:00" table:style-name="ce2">
            <text:p>23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SE VITORIA CASTILHO DA SILVA</text:p>
          </table:table-cell>
          <table:table-cell office:value-type="date" office:date-value="2007-07-16T00:00:00" table:style-name="ce2">
            <text:p>16/07/2007</text:p>
          </table:table-cell>
          <table:table-cell office:value-type="string" table:style-name="ce1">
            <text:p>18 anos e 1 mê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2059491659" table:style-name="ce1">
            <text:p>8,98002E+14</text:p>
          </table:table-cell>
          <table:table-cell office:value-type="string" table:style-name="ce1">
            <text:p>(81) 9781-32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olândia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40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95" table:style-name="ce1">
            <text:p>66,95</text:p>
          </table:table-cell>
          <table:table-cell office:value-type="float" office:value="172.5" table:style-name="ce1">
            <text:p>172,5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100/70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MARQUES DE SIQUEIRA LIMA</text:p>
          </table:table-cell>
          <table:table-cell office:value-type="date" office:date-value="2003-03-20T00:00:00" table:style-name="ce2">
            <text:p>20/03/2003</text:p>
          </table:table-cell>
          <table:table-cell office:value-type="string" table:style-name="ce1">
            <text:p>22 anos e 5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028.564-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21-26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sco camer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340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.3" table:style-name="ce1">
            <text:p>50,3</text:p>
          </table:table-cell>
          <table:table-cell office:value-type="float" office:value="153.5" table:style-name="ce1">
            <text:p>153,5</text:p>
          </table:table-cell>
          <table:table-cell office:value-type="date" office:date-value="2024-01-03T00:00:00" table:style-name="ce2">
            <text:p>03/01/2024</text:p>
          </table:table-cell>
          <table:table-cell office:value-type="string" table:style-name="ce1">
            <text:p>90/60</text:p>
          </table:table-cell>
          <table:table-cell office:value-type="date" office:date-value="2024-01-03T00:00:00" table:style-name="ce2">
            <text:p>03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A LORENA FERREIRA DOS SANTOS</text:p>
          </table:table-cell>
          <table:table-cell office:value-type="date" office:date-value="1999-04-07T00:00:00" table:style-name="ce2">
            <text:p>07/04/1999</text:p>
          </table:table-cell>
          <table:table-cell office:value-type="string" table:style-name="ce1">
            <text:p>26 anos e 4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716.984-10</text:p>
          </table:table-cell>
          <table:table-cell office:value-type="float" office:value="708408286242765" table:style-name="ce1">
            <text:p>7,08408E+14</text:p>
          </table:table-cell>
          <table:table-cell office:value-type="string" table:style-name="ce1">
            <text:p>(81) 99749-19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olândia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168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4" table:style-name="ce1">
            <text:p>85,4</text:p>
          </table:table-cell>
          <table:table-cell office:value-type="float" office:value="175" table:style-name="ce1">
            <text:p>175</text:p>
          </table:table-cell>
          <table:table-cell office:value-type="date" office:date-value="2024-12-27T00:00:00" table:style-name="ce2">
            <text:p>27/12/2024</text:p>
          </table:table-cell>
          <table:table-cell office:value-type="string" table:style-name="ce1">
            <text:p>110/80</text:p>
          </table:table-cell>
          <table:table-cell office:value-type="date" office:date-value="2024-12-27T00:00:00" table:style-name="ce2">
            <text:p>27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FERREIRA GOMES NOVAIS</text:p>
          </table:table-cell>
          <table:table-cell office:value-type="date" office:date-value="1996-06-28T00:00:00" table:style-name="ce2">
            <text:p>28/06/1996</text:p>
          </table:table-cell>
          <table:table-cell office:value-type="string" table:style-name="ce1">
            <text:p>29 anos e 2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270.684-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79-72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dê</text:p>
          </table:table-cell>
          <table:table-cell office:value-type="float" office:value="2366" table:style-name="ce1">
            <text:p>2366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BREJO DE BEBERIBE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021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7" table:style-name="ce1">
            <text:p>70,7</text:p>
          </table:table-cell>
          <table:table-cell office:value-type="float" office:value="154" table:style-name="ce1">
            <text:p>154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120/70</text:p>
          </table:table-cell>
          <table:table-cell office:value-type="date" office:date-value="2025-07-01T00:00:00" table:style-name="ce2">
            <text:p>01/07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MARQUES DE OLIVEIRA</text:p>
          </table:table-cell>
          <table:table-cell office:value-type="date" office:date-value="1997-03-28T00:00:00" table:style-name="ce2">
            <text:p>28/03/1997</text:p>
          </table:table-cell>
          <table:table-cell office:value-type="string" table:style-name="ce1">
            <text:p>28 anos e 5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254.484-90</text:p>
          </table:table-cell>
          <table:table-cell office:value-type="float" office:value="700400982151641" table:style-name="ce1">
            <text:p>7,00401E+14</text:p>
          </table:table-cell>
          <table:table-cell office:value-type="string" table:style-name="ce1">
            <text:p>(81) 98708-29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rtelândi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3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4" table:style-name="ce1">
            <text:p>57,4</text:p>
          </table:table-cell>
          <table:table-cell office:value-type="float" office:value="154" table:style-name="ce1">
            <text:p>154</text:p>
          </table:table-cell>
          <table:table-cell office:value-type="date" office:date-value="2022-09-28T00:00:00" table:style-name="ce2">
            <text:p>28/09/2022</text:p>
          </table:table-cell>
          <table:table-cell office:value-type="string" table:style-name="ce1">
            <text:p>100/70</text:p>
          </table:table-cell>
          <table:table-cell office:value-type="date" office:date-value="2022-09-28T00:00:00" table:style-name="ce2">
            <text:p>28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VITÓRIA DE LIMA</text:p>
          </table:table-cell>
          <table:table-cell office:value-type="date" office:date-value="2007-10-09T00:00:00" table:style-name="ce2">
            <text:p>09/10/2007</text:p>
          </table:table-cell>
          <table:table-cell office:value-type="string" table:style-name="ce1">
            <text:p>17 anos e 10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780.214-83</text:p>
          </table:table-cell>
          <table:table-cell office:value-type="float" office:value="898005823511142" table:style-name="ce1">
            <text:p>8,98006E+14</text:p>
          </table:table-cell>
          <table:table-cell office:value-type="string" table:style-name="ce1">
            <text:p>(81) 8303-77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ua horácio silva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6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1" table:style-name="ce1">
            <text:p>55,1</text:p>
          </table:table-cell>
          <table:table-cell office:value-type="float" office:value="164" table:style-name="ce1">
            <text:p>164</text:p>
          </table:table-cell>
          <table:table-cell office:value-type="date" office:date-value="2024-07-25T00:00:00" table:style-name="ce2">
            <text:p>25/07/2024</text:p>
          </table:table-cell>
          <table:table-cell office:value-type="string" table:style-name="ce1">
            <text:p>120/80</text:p>
          </table:table-cell>
          <table:table-cell office:value-type="date" office:date-value="2024-11-22T00:00:00" table:style-name="ce2">
            <text:p>22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6:57Z</meta:creation-date>
    <dc:date>2025-09-17T10:36:57Z</dc:date>
  </office:meta>
</office:document-meta>
</file>